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face style:name="Liberation Sans2" svg:font-family="'Liberation Sans'" style:font-family-generic="roman"/>
    <style:font-face style:name="Arial2"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3"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b243" officeooo:paragraph-rsid="0012b243"/>
    </style:style>
    <style:style style:name="P2" style:family="paragraph" style:parent-style-name="Standard">
      <style:text-properties officeooo:rsid="00144fca" officeooo:paragraph-rsid="00144fca"/>
    </style:style>
    <style:style style:name="P3" style:family="paragraph" style:parent-style-name="Standard">
      <style:text-properties officeooo:rsid="00166fae" officeooo:paragraph-rsid="00166fae"/>
    </style:style>
    <style:style style:name="P4" style:family="paragraph" style:parent-style-name="Standard">
      <style:text-properties officeooo:rsid="00171594" officeooo:paragraph-rsid="00171594"/>
    </style:style>
    <style:style style:name="P5" style:family="paragraph" style:parent-style-name="Standard">
      <style:paragraph-properties fo:margin-top="0cm" fo:margin-bottom="0cm" style:contextual-spacing="false"/>
      <style:text-properties fo:color="#000000" style:font-name="Liberation Sans2"/>
    </style:style>
    <style:style style:name="P6" style:family="paragraph" style:parent-style-name="Standard">
      <style:paragraph-properties fo:margin-top="0cm" fo:margin-bottom="0cm" style:contextual-spacing="false"/>
      <style:text-properties fo:color="#000000" style:font-name="Liberation Sans2" officeooo:rsid="00166fae" officeooo:paragraph-rsid="00166fae"/>
    </style:style>
    <style:style style:name="P7" style:family="paragraph" style:parent-style-name="Standard">
      <style:text-properties officeooo:rsid="0018d84f" officeooo:paragraph-rsid="0018d84f"/>
    </style:style>
    <style:style style:name="P8" style:family="paragraph" style:parent-style-name="Standard">
      <style:text-properties officeooo:rsid="0019a795" officeooo:paragraph-rsid="0019a795"/>
    </style:style>
    <style:style style:name="P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0" style:family="paragraph">
      <style:paragraph-properties fo:margin-left="0cm" fo:margin-right="0cm" fo:margin-top="0cm" fo:margin-bottom="0cm" fo:line-height="100%" fo:text-indent="0cm"/>
    </style:style>
    <style:style style:name="P1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officeooo:rsid="0019a795"/>
    </style:style>
    <style:style style:name="T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2.48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4.454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91cm" fo:min-width="8.27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cm" fo:min-width="0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ie erste seite wäre eine typische Login seite mit folgenden Links</text:p>
      <text:p text:style-name="P5"><text:s/>- Login</text:p>
      <text:p text:style-name="P5"><text:s/>- Register <text:s/></text:p>
      <text:p text:style-name="P5"><text:s/>- about us </text:p>
      <text:p text:style-name="P5"><text:s/>- About this Project </text:p>
      <text:p text:style-name="P5">- about the game</text:p>
      <text:p text:style-name="Standard"/>
      <text:p text:style-name="Standard"/>
      <text:p text:style-name="P1">öppe so:</text:p>
      <text:p text:style-name="P1"><draw:g text:anchor-type="paragraph" draw:z-index="0" draw:style-name="gr1"><draw:line draw:style-name="gr2" draw:text-style-name="P9" svg:x1="-0.024cm" svg:y1="1.225cm" svg:x2="15.976cm" svg:y2="1.225cm"><text:p/></draw:line><draw:frame draw:style-name="gr3" draw:text-style-name="P11" svg:width="4.317cm" svg:height="2.444cm" svg:x="1.675cm" svg:y="4.027cm"><draw:text-box><text:p text:style-name="P10"><text:span text:style-name="T2">Login</text:span></text:p><text:p text:style-name="P10"><text:span text:style-name="T2">Username ....</text:span></text:p><text:p text:style-name="P10"><text:span text:style-name="T2">Psw ...</text:span></text:p></draw:text-box></draw:frame><draw:frame draw:style-name="gr3" draw:text-style-name="P11" svg:width="2.871cm" svg:height="0.983cm" svg:x="8.175cm" svg:y="4.125cm"><draw:text-box><text:p text:style-name="P10"><text:span text:style-name="T2">Register</text:span></text:p></draw:text-box></draw:frame><draw:frame draw:style-name="gr3" draw:text-style-name="P11" svg:width="3.012cm" svg:height="0.983cm" svg:x="0.176cm" svg:y="0.026cm"><draw:text-box><text:p text:style-name="P10"><text:span text:style-name="T2">About us</text:span></text:p></draw:text-box></draw:frame><draw:frame draw:style-name="gr3" draw:text-style-name="P11" svg:width="4.989cm" svg:height="0.983cm" svg:x="4.376cm" svg:y="0.127cm"><draw:text-box><text:p text:style-name="P10"><text:span text:style-name="T2">About the game</text:span></text:p></draw:text-box></draw:frame><draw:frame draw:style-name="gr3" draw:text-style-name="P11" svg:width="5.481cm" svg:height="0.983cm" svg:x="10.677cm" svg:y="0.225cm"><draw:text-box><text:p text:style-name="P10"><text:span text:style-name="T2">About this Project</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anach wenn man sich eingeloggt hat sieht man folgende seite. In dieser kann man die welt auswählen, dabei wird unterschieden ob es eine eigene ist oder eine in der man ein spieler ist.</text:p>
      <text:p text:style-name="P3">(Hier ist die Linie etwas versetzt.)</text:p>
      <text:p text:style-name="Standard"/>
      <text:p text:style-name="Standard"><draw:g text:anchor-type="paragraph" draw:z-index="2" draw:style-name="gr1"><draw:line draw:style-name="gr2" draw:text-style-name="P9" svg:x1="-1.5cm" svg:y1="0.689cm" svg:x2="13.84cm" svg:y2="0.689cm"><text:p/></draw:line><draw:frame draw:style-name="gr5" draw:text-style-name="P11" svg:width="3.012cm" svg:height="0.983cm" svg:x="-1.307cm" svg:y="0.129cm"><draw:text-box><text:p text:style-name="P10"><text:span text:style-name="T2">About us</text:span></text:p></draw:text-box></draw:frame><draw:frame draw:style-name="gr6" draw:text-style-name="P11" svg:width="4.989cm" svg:height="0.983cm" svg:x="2.718cm" svg:y="0.177cm"><draw:text-box><text:p text:style-name="P10"><text:span text:style-name="T2">About the game</text:span></text:p></draw:text-box></draw:frame><draw:frame draw:style-name="gr7" draw:text-style-name="P11" svg:width="8.836cm" svg:height="0.983cm" svg:x="8.76cm" svg:y="0.221cm"><draw:text-box><text:p text:style-name="P10"><text:span text:style-name="T2">About this Project <text:s text:c="6"/>Log out</text:span></text:p></draw:text-box></draw:frame></draw:g></text:p>
      <text:p text:style-name="Standard"><draw:g text:anchor-type="paragraph" draw:z-index="1" draw:style-name="gr1"><draw:line draw:style-name="gr2" draw:text-style-name="P9" svg:x1="-0.024cm" svg:y1="0.202cm" svg:x2="14.376cm" svg:y2="0.202cm"><text:p/></draw:line><draw:frame draw:style-name="gr3" draw:text-style-name="P11" svg:width="2.47cm" svg:height="0.983cm" svg:x="0.375cm" svg:y="1.702cm"><draw:text-box><text:p text:style-name="P10"><text:span text:style-name="T2">Welten</text:span></text:p></draw:text-box></draw:frame><draw:custom-shape draw:style-name="gr4" draw:text-style-name="P9" svg:width="0.902cm" svg:height="0.802cm" svg:x="3.976cm" svg:y="1.702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11" svg:width="0.876cm" svg:height="0.983cm" svg:x="4cm" svg:y="1.646cm"><draw:text-box><text:p text:style-name="P10"><text:span text:style-name="T2">+</text:span></text:p></draw:text-box></draw:frame><draw:frame draw:style-name="gr3" draw:text-style-name="P11" svg:width="3.611cm" svg:height="3.174cm" svg:x="0.379cm" svg:y="2.607cm"><draw:text-box><text:p text:style-name="P10"><text:span text:style-name="T2">:weltein</text:span></text:p><text:p text:style-name="P10"><text:span text:style-name="T2">:weltzwei</text:span></text:p><text:p text:style-name="P10"><text:span text:style-name="T2">:weltdrei</text:span></text:p><text:p text:style-name="P10"><text:span text:style-name="T2">:eiwejfiowe</text:span></text:p></draw:text-box></draw:frame><draw:frame draw:style-name="gr3" draw:text-style-name="P11" svg:width="5.612cm" svg:height="0.983cm" svg:x="9.576cm" svg:y="1.803cm"><draw:text-box><text:p text:style-name="P10"><text:span text:style-name="T2">Welten als Spieler</text:span></text:p></draw:text-box></draw:frame><draw:frame draw:style-name="gr3" draw:text-style-name="P11" svg:width="3.611cm" svg:height="3.174cm" svg:x="0.381cm" svg:y="2.609cm"><draw:text-box><text:p text:style-name="P10"><text:span text:style-name="T2">:weltein</text:span></text:p><text:p text:style-name="P10"><text:span text:style-name="T2">:weltzwei</text:span></text:p><text:p text:style-name="P10"><text:span text:style-name="T2">:weltdrei</text:span></text:p><text:p text:style-name="P10"><text:span text:style-name="T2">:eiwejfiowe</text:span></text:p></draw:text-box></draw:frame><draw:frame draw:style-name="gr3" draw:text-style-name="P11" svg:width="3.611cm" svg:height="3.174cm" svg:x="9.576cm" svg:y="2.702cm"><draw:text-box><text:p text:style-name="P10"><text:span text:style-name="T2">:weltein</text:span></text:p><text:p text:style-name="P10"><text:span text:style-name="T2">:weltzwei</text:span></text:p><text:p text:style-name="P10"><text:span text:style-name="T2">:weltdrei</text:span></text:p><text:p text:style-name="P10"><text:span text:style-name="T2">:eiwejfiowe</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Da kann man dann eine Welt auswählen und dann ist man drin wos abgeht. <text:s/>Ab hier ist dann der Header einheitlich <text:span text:style-name="T1">und dieser</text:span> wäre </text:p>
      <text:p text:style-name="P1"/>
      <text:p text:style-name="P1"><draw:g text:anchor-type="paragraph" draw:z-index="3" draw:style-name="gr1"><draw:line draw:style-name="gr2" draw:text-style-name="P9" svg:x1="0.09cm" svg:y1="3.109cm" svg:x2="15.99cm" svg:y2="3.109cm"><text:p/></draw:line><draw:frame draw:style-name="gr3" draw:text-style-name="P11" svg:width="3.576cm" svg:height="0.983cm" svg:x="0.464cm" svg:y="2.12cm"><draw:text-box><text:p text:style-name="P10"><text:span text:style-name="T2">Kampagne</text:span></text:p></draw:text-box></draw:frame><draw:frame draw:style-name="gr3" draw:text-style-name="P11" svg:width="3.823cm" svg:height="0.983cm" svg:x="4.284cm" svg:y="2.147cm"><draw:text-box><text:p text:style-name="P10"><text:span text:style-name="T2">Geographie</text:span></text:p></draw:text-box></draw:frame><draw:frame draw:style-name="gr3" draw:text-style-name="P11" svg:width="3.858cm" svg:height="0.983cm" svg:x="8.292cm" svg:y="2.209cm"><draw:text-box><text:p text:style-name="P10"><text:span text:style-name="T2">Geschichte </text:span></text:p></draw:text-box></draw:frame><draw:frame draw:style-name="gr3" draw:text-style-name="P11" svg:width="1.918cm" svg:height="0.983cm" svg:x="1.993cm" svg:y="0.009cm"><draw:text-box><text:p text:style-name="P10"><text:span text:style-name="T2">Logo</text:span></text:p></draw:text-box></draw:frame><draw:frame draw:style-name="gr3" draw:text-style-name="P11" svg:width="3.529cm" svg:height="0.983cm" svg:x="11.992cm" svg:y="0.208cm"><draw:text-box><text:p text:style-name="P10"><text:span text:style-name="T2">:Weltname</text:span></text:p></draw:text-box></draw:frame><draw:line draw:style-name="gr2" draw:text-style-name="P9" svg:x1="0.02cm" svg:y1="2.109cm" svg:x2="16.02cm" svg:y2="2.109cm"><text:p/></draw:line><draw:frame draw:style-name="gr3" draw:text-style-name="P12" svg:width="2.176cm" svg:height="0.74cm" svg:x="4.409cm" svg:y="1.284cm"><draw:text-box><text:p text:style-name="P10"><text:span text:style-name="T3">About us</text:span></text:p></draw:text-box></draw:frame><draw:frame draw:style-name="gr3" draw:text-style-name="P12" svg:width="3.495cm" svg:height="0.74cm" svg:x="6.492cm" svg:y="1.284cm"><draw:text-box><text:p text:style-name="P10"><text:span text:style-name="T3">About the game</text:span></text:p></draw:text-box></draw:frame><draw:frame draw:style-name="gr3" draw:text-style-name="P12" svg:width="3.823cm" svg:height="0.74cm" svg:x="9.959cm" svg:y="1.337cm"><draw:text-box><text:p text:style-name="P10"><text:span text:style-name="T3">About this Project</text:span></text:p></draw:text-box></draw:frame><draw:line draw:style-name="gr2" draw:text-style-name="P9" svg:x1="13.192cm" svg:y1="2.509cm" svg:x2="13.792cm" svg:y2="2.509cm"><text:p/></draw:line><draw:line draw:style-name="gr2" draw:text-style-name="P9" svg:x1="13.192cm" svg:y1="2.809cm" svg:x2="13.792cm" svg:y2="2.809cm"><text:p/></draw:line><draw:line draw:style-name="gr2" draw:text-style-name="P9" svg:x1="13.192cm" svg:y1="2.711cm" svg:x2="13.792cm" svg:y2="2.711cm"><text:p/></draw:line><draw:frame draw:style-name="gr3" draw:text-style-name="P12" svg:width="1.918cm" svg:height="0.74cm" svg:x="14.292cm" svg:y="1.482cm"><draw:text-box><text:p text:style-name="P10"><text:span text:style-name="T3">Log out</text:span></text:p></draw:text-box></draw:frame></draw:g></text:p>
      <text:p text:style-name="P1"/>
      <text:p text:style-name="P1"/>
      <text:p text:style-name="Standard"/>
      <text:p text:style-name="Standard"/>
      <text:p text:style-name="Standard"/>
      <text:p text:style-name="Standard"><text:soft-page-break/></text:p>
      <text:p text:style-name="P4">Wobei es eigentlich 9 Views sind davon kann man 3 direkt auswählen und der rest kann aufgeklappt werden wenn man auf die 3 Linien rechts klickt (könnte auch sein, dass so viele wie platz angezeigt werden und der rest im Knopf versteckt sind.) Nun auf der Hauptseite sieht man einfach die 9 knöpfe für die 9 views. Diese wären</text:p>
      <text:p text:style-name="P2"><draw:g text:anchor-type="paragraph" draw:z-index="4" draw:style-name="gr1"><draw:line draw:style-name="gr2" draw:text-style-name="P9" svg:x1="0.004cm" svg:y1="1.069cm" svg:x2="11.904cm" svg:y2="1.069cm"><text:p/></draw:line><draw:line draw:style-name="gr2" draw:text-style-name="P9" svg:x1="0.004cm" svg:y1="2.26cm" svg:x2="11.904cm" svg:y2="2.26cm"><text:p/></draw:line><draw:frame draw:style-name="gr3" draw:text-style-name="P11" svg:width="3.823cm" svg:height="0.983cm" svg:x="0.002cm" svg:y="0.009cm"><draw:text-box><text:p text:style-name="P10"><text:span text:style-name="T2">Geographie</text:span></text:p></draw:text-box></draw:frame><draw:frame draw:style-name="gr3" draw:text-style-name="P11" svg:width="3.682cm" svg:height="0.983cm" svg:x="4.105cm" svg:y="0.06cm"><draw:text-box><text:p text:style-name="P10"><text:span text:style-name="T2">Geschichte</text:span></text:p></draw:text-box></draw:frame><draw:frame draw:style-name="gr8" draw:text-style-name="P11" svg:width="4.8cm" svg:height="0.983cm" svg:x="8.204cm" svg:y="0.06cm"><draw:text-box><text:p text:style-name="P10"><text:span text:style-name="T2">Kampagne</text:span></text:p></draw:text-box></draw:frame><draw:frame draw:style-name="gr3" draw:text-style-name="P11" svg:width="2.694cm" svg:height="0.983cm" svg:x="0.118cm" svg:y="1.26cm"><draw:text-box><text:p text:style-name="P10"><text:span text:style-name="T2">Objekte</text:span></text:p></draw:text-box></draw:frame><draw:frame draw:style-name="gr3" draw:text-style-name="P11" svg:width="1.846cm" svg:height="0.983cm" svg:x="4.348cm" svg:y="1.332cm"><draw:text-box><text:p text:style-name="P10"><text:span text:style-name="T2">NPC</text:span></text:p></draw:text-box></draw:frame><draw:frame draw:style-name="gr3" draw:text-style-name="P11" svg:width="2.624cm" svg:height="0.983cm" svg:x="8.305cm" svg:y="1.26cm"><draw:text-box><text:p text:style-name="P10"><text:span text:style-name="T2">Gegner</text:span></text:p></draw:text-box></draw:frame><draw:frame draw:style-name="gr3" draw:text-style-name="P11" svg:width="2.483cm" svg:height="0.983cm" svg:x="0.133cm" svg:y="2.598cm"><draw:text-box><text:p text:style-name="P10"><text:span text:style-name="T2">Spieler</text:span></text:p></draw:text-box></draw:frame><draw:frame draw:style-name="gr3" draw:text-style-name="P11" svg:width="3.647cm" svg:height="0.983cm" svg:x="4.369cm" svg:y="2.697cm"><draw:text-box><text:p text:style-name="P10"><text:span text:style-name="T2">Charaktere</text:span></text:p></draw:text-box></draw:frame><draw:frame draw:style-name="gr3" draw:text-style-name="P11" svg:width="3.47cm" svg:height="0.983cm" svg:x="8.403cm" svg:y="2.66cm"><draw:text-box><text:p text:style-name="P10"><text:span text:style-name="T2">Parameter</text:span></text:p></draw:text-box></draw:frame></draw:g></text:p>
      <text:p text:style-name="P2"/>
      <text:p text:style-name="P2"/>
      <text:p text:style-name="P2"/>
      <text:p text:style-name="P2"/>
      <text:p text:style-name="P2"/>
      <text:p text:style-name="P2"/>
      <text:p text:style-name="P2"/>
      <text:p text:style-name="P7">Die verschiedenen Views erklàre ich in separate Files, im ersten Geographie erklàre ich noch ein paar sachen darèber hinaus.</text:p>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face style:name="Liberation Sans2" svg:font-family="'Liberation Sans'" style:font-family-generic="roman"/>
    <style:font-face style:name="Arial2"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3"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CH"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Objet_20_avec_20_flèche" style:display-name="Objet avec flèch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style:contextual-spacing="false" fo:text-indent="0cm" style:auto-text-indent="false"/>
      <style:text-properties fo:color="#000000" style:text-outline="false" style:text-line-through-style="none" style:text-line-through-type="none" style:font-name="Arial"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cm" fo:margin-bottom="0.4cm" style:contextual-spacing="false"/>
      <style:text-properties fo:color="#000000" style:text-outline="false" style:text-line-through-style="none" style:text-line-through-type="none" style:font-name="Arial" fo:font-family="Ari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cm" fo:margin-bottom="0.3cm" style:contextual-spacing="false"/>
      <style:text-properties fo:color="#000000" style:text-outline="false" style:text-line-through-style="none" style:text-line-through-type="none" style:font-name="Arial" fo:font-family="Ari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cm" fo:margin-bottom="0.199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Arial" fo:font-family="Arial" style:font-family-generic="roman" fo:font-size="18pt" style:letter-kerning="true" style:font-name-asian="Tahoma" style:font-family-asian="Tahoma"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Arial" fo:font-family="Arial" style:font-family-generic="roman"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style: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style:contextual-spacing="false"/>
      <style:text-properties fo:color="#000000" style:text-outline="false" style:text-line-through-style="none" style:text-line-through-type="none" style:font-name="Arial" fo:font-family="Arial"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style:contextual-spacing="false"/>
      <style:text-properties fo:color="#000000" style:text-outline="false" style:text-line-through-style="none" style:text-line-through-type="none" style:font-name="Arial" fo:font-family="Arial"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style:contextual-spacing="false"/>
      <style:text-properties fo:color="#000000" style:text-outline="false" style:text-line-through-style="none" style:text-line-through-type="none" style:font-name="Arial" fo:font-family="Arial" style:font-family-generic="roman"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3T14:13:38.800000000</meta:creation-date>
    <dc:date>2016-02-13T20:05:20.595000000</dc:date>
    <meta:editing-duration>PT12M34S</meta:editing-duration>
    <meta:editing-cycles>3</meta:editing-cycles>
    <meta:generator>LibreOffice/4.2.5.2$Windows_x86 LibreOffice_project/6ff819b65674ae6c83f3cbab9e4a4c2b292a7a94</meta:generator>
    <meta:document-statistic meta:table-count="0" meta:image-count="0" meta:object-count="0" meta:page-count="2" meta:paragraph-count="12" meta:word-count="169" meta:character-count="943" meta:non-whitespace-character-count="776"/>
  </office:meta>
</office:document-meta>
</file>